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HUAMEL DELGADO, YURY SAMU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7667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068489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HUAMEL DELGADO, YURY SAMU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7667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9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34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39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39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21:21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